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25-09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24-09-2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23-09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22-09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22-04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21-09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20-09-2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9-09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8-09-2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7-09-2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6-09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5-09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5-04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4-09-1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4-04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3-09-12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3-04-10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2-09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2-04-1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12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11-3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10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9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8-3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7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6-3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5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4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4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3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2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1-01-2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0-12-1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0-10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20075392301</text:p>
          </table:table-cell>
          <table:table-cell office:value-type="string" calcext:value-type="string">
            <text:p>WI Ce 327</text:p>
          </table:table-cell>
          <table:table-cell office:value-type="string" calcext:value-type="string">
            <text:p>2010-08-0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